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87</text:p>
      <text:p text:style-name="Standard"/>
      <text:p text:style-name="Standard">Demandeur : GAEC KERMAREC-GUILLOU-LE BIDEAU</text:p>
      <text:p text:style-name="Standard">Adresse : KEROPERS<text:line-break/>22610 PLEUBIAN</text:p>
      <text:p text:style-name="Standard">Cédant : EARL DE KERMAGE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EUBIAN</text:p>
      <text:p text:style-name="Standard"/>
      <text:p text:style-name="Standard"/>
      <text:p text:style-name="Standard"/>
      <text:p text:style-name="P1">Dossier n° : C22250287</text:p>
      <text:p text:style-name="P1"/>
      <text:p text:style-name="P1">Demandeur : GAEC KERMAREC-GUILLOU-LE BIDEAU</text:p>
      <text:p text:style-name="P1">Adresse : KEROPERS<text:line-break/>22610 PLEUBIAN</text:p>
      <text:p text:style-name="P1">Cédant : EARL DE KERMAGE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EUBIAN</text:p>
      <text:p text:style-name="P1"/>
      <text:p text:style-name="P1"/>
      <text:p text:style-name="P1">Parcelles : B341 - B342</text:p>
      <text:p text:style-name="P1">Superficie : 1,040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